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06cm"/>
    </style:style>
    <style:style style:name="co2" style:family="table-column">
      <style:table-column-properties fo:break-before="auto" style:column-width="2.515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#0084d1"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ffffff" style:text-outline="false" style:text-line-through-style="none" style:text-line-through-type="none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ccffff" style:cell-protect="protected" style:print-content="true"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cffff" style:cell-protect="protected" style:print-content="true"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text-line-through-type="none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cffff" style:cell-protect="protected" style:print-content="true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44">
      <style:table-cell-properties style:diagonal-bl-tr="none" style:diagonal-tl-br="none" fo:border="0.06pt solid #000000" fo:padding="0.071cm" style:rotation-align="none"/>
    </style:style>
    <style:style style:name="ce19" style:family="table-cell" style:parent-style-name="Default" style:data-style-name="N144">
      <style:table-cell-properties fo:background-color="#ccffff" style:cell-protect="protected" style:print-content="true"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#ccffff" style:cell-protect="protected" style:print-content="true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44">
      <style:table-cell-properties style:cell-protect="protected" style:print-content="true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ENTA DE EXPLOTACIÓN POR PRODUCTOS</text:p>
          </table:table-cell>
          <table:covered-table-cell table:number-columns-repeated="3" table:style-name="ce6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RESULTADOS POR PRODUCTOS</text:p>
          </table:table-cell>
          <table:table-cell table:style-name="ce7" office:value-type="string" calcext:value-type="string">
            <text:p>PROD. A</text:p>
          </table:table-cell>
          <table:table-cell table:style-name="ce7" office:value-type="string" calcext:value-type="string">
            <text:p>PROD. B</text:p>
          </table:table-cell>
          <table:table-cell table:style-name="ce7" office:value-type="string" calcext:value-type="string">
            <text:p>TOTAL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1. Ventas</text:p>
          </table:table-cell>
          <table:table-cell table:style-name="ce18" office:value-type="currency" office:currency="EUR" office:value="50" calcext:value-type="currency">
            <text:p>50,00 €</text:p>
          </table:table-cell>
          <table:table-cell table:style-name="ce18" office:value-type="currency" office:currency="EUR" office:value="55" calcext:value-type="currency">
            <text:p>55,00 €</text:p>
          </table:table-cell>
          <table:table-cell table:style-name="ce21" table:formula="of:=SUM([.B4];[.C4])" office:value-type="currency" office:currency="EUR" office:value="105" calcext:value-type="currency">
            <text:p>105,00 €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. Devoluciones</text:p>
          </table:table-cell>
          <table:table-cell table:style-name="ce18" office:value-type="currency" office:currency="EUR" office:value="5.5" calcext:value-type="currency">
            <text:p>5,50 €</text:p>
          </table:table-cell>
          <table:table-cell table:style-name="ce18" office:value-type="currency" office:currency="EUR" office:value="7.2" calcext:value-type="currency">
            <text:p>7,20 €</text:p>
          </table:table-cell>
          <table:table-cell table:style-name="ce21" table:formula="of:=SUM([.B5];[.C5])" office:value-type="currency" office:currency="EUR" office:value="12.7" calcext:value-type="currency">
            <text:p>12,70 €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3. VENTAS NETAS (1 – 2)</text:p>
          </table:table-cell>
          <table:table-cell table:style-name="ce19" table:formula="of:=ORG.LIBREOFFICE.RAWSUBTRACT([.B4];[.B5])" office:value-type="currency" office:currency="EUR" office:value="44.5" calcext:value-type="currency">
            <text:p>44,50 €</text:p>
          </table:table-cell>
          <table:table-cell table:style-name="ce19" table:formula="of:=ORG.LIBREOFFICE.RAWSUBTRACT([.C4];[.C5])" office:value-type="currency" office:currency="EUR" office:value="47.8" calcext:value-type="currency">
            <text:p>47,80 €</text:p>
          </table:table-cell>
          <table:table-cell table:style-name="ce19" table:formula="of:=ORG.LIBREOFFICE.RAWSUBTRACT([.D4];[.D5])" office:value-type="currency" office:currency="EUR" office:value="92.3" calcext:value-type="currency">
            <text:p>92,30 €</text:p>
          </table:table-cell>
          <table:table-cell table:style-name="ce10" table:number-columns-repeated="1020"/>
        </table:table-row>
        <table:table-row table:style-name="ro2">
          <table:table-cell table:style-name="ce4" office:value-type="string" calcext:value-type="string">
            <text:p>4. Amortizaciones</text:p>
          </table:table-cell>
          <table:table-cell table:style-name="ce18" office:value-type="currency" office:currency="EUR" office:value="10.5" calcext:value-type="currency">
            <text:p>10,50 €</text:p>
          </table:table-cell>
          <table:table-cell table:style-name="ce18" office:value-type="currency" office:currency="EUR" office:value="5" calcext:value-type="currency">
            <text:p>5,00 €</text:p>
          </table:table-cell>
          <table:table-cell table:style-name="ce21" table:formula="of:=SUM([.B7];[.C7])" office:value-type="currency" office:currency="EUR" office:value="15.5" calcext:value-type="currency">
            <text:p>15,50 €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5. Costes de producción</text:p>
          </table:table-cell>
          <table:table-cell table:style-name="ce18" office:value-type="currency" office:currency="EUR" office:value="9" calcext:value-type="currency">
            <text:p>9,00 €</text:p>
          </table:table-cell>
          <table:table-cell table:style-name="ce18" office:value-type="currency" office:currency="EUR" office:value="7.3" calcext:value-type="currency">
            <text:p>7,30 €</text:p>
          </table:table-cell>
          <table:table-cell table:style-name="ce21" table:formula="of:=SUM([.B8];[.C8])" office:value-type="currency" office:currency="EUR" office:value="16.3" calcext:value-type="currency">
            <text:p>16,30 €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6. MARGEN BRUTO (3 – 4 – 5 )</text:p>
          </table:table-cell>
          <table:table-cell table:style-name="ce19" table:formula="of:=ORG.LIBREOFFICE.RAWSUBTRACT([.B6];[.B7];[.B8])" office:value-type="currency" office:currency="EUR" office:value="25" calcext:value-type="currency">
            <text:p>25,00 €</text:p>
          </table:table-cell>
          <table:table-cell table:style-name="ce19" table:formula="of:=ORG.LIBREOFFICE.RAWSUBTRACT([.C6];[.C7];[.C8])" office:value-type="currency" office:currency="EUR" office:value="35.5" calcext:value-type="currency">
            <text:p>35,50 €</text:p>
          </table:table-cell>
          <table:table-cell table:style-name="ce19" table:formula="of:=ORG.LIBREOFFICE.RAWSUBTRACT([.D6];[.D7];[.D8])" office:value-type="currency" office:currency="EUR" office:value="60.5" calcext:value-type="currency">
            <text:p>60,50 €</text:p>
          </table:table-cell>
          <table:table-cell table:style-name="ce10" table:number-columns-repeated="1020"/>
        </table:table-row>
        <table:table-row table:style-name="ro3">
          <table:table-cell table:style-name="ce5" office:value-type="string" calcext:value-type="string">
            <text:p>% S/VENTAS NETAS (6 / 3)</text:p>
          </table:table-cell>
          <table:table-cell table:style-name="ce20" table:formula="of:=[.B9]/[.B6]" office:value-type="percentage" office:value="0.561797752808989" calcext:value-type="percentage">
            <text:p>56 %</text:p>
          </table:table-cell>
          <table:table-cell table:style-name="ce20" table:formula="of:=[.C9]/[.C6]" office:value-type="percentage" office:value="0.742677824267783" calcext:value-type="percentage">
            <text:p>74 %</text:p>
          </table:table-cell>
          <table:table-cell table:style-name="ce20" table:formula="of:=[.D9]/[.D6]" office:value-type="percentage" office:value="0.655471289274106" calcext:value-type="percentage">
            <text:p>66 %</text:p>
          </table:table-cell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number:number-style style:name="N3">
      <number:number number:decimal-places="0" number:min-decimal-places="0" number:min-integer-digits="1" number:grouping="true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fill-character> </number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fill-character> </number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3">
      <number:number number:decimal-places="1" number:min-decimal-places="1" number:min-integer-digits="1" number:grouping="true"/>
    </number:number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 style:data-style-name="N3">
      <style:table-cell-properties fo:wrap-option="wrap" fo:padding="0.071cm" style:rotation-align="none" style:vertical-align="middle"/>
      <style:text-properties style:font-name="DejaVu Sans" fo:font-family="'DejaVu Sans'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5:29:38.6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2-17T16:57:00.191000000</meta:creation-date>
    <dc:date>2025-04-09T15:41:43.540000000</dc:date>
    <meta:editing-duration>PT26M50S</meta:editing-duration>
    <meta:editing-cycles>6</meta:editing-cycles>
    <meta:generator>LibreOffice/24.8.0.3$Windows_X86_64 LibreOffice_project/0bdf1299c94fe897b119f97f3c613e9dca6be583</meta:generator>
    <meta:document-statistic meta:table-count="1" meta:cell-count="33" meta:object-count="0"/>
  </office:meta>
</office:document-meta>
</file>